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ba303" officeooo:paragraph-rsid="001ba303"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c01e6" officeooo:paragraph-rsid="001c01e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c01e6" officeooo:paragraph-rsid="001ba303"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rsid="001ec3db" officeooo:paragraph-rsid="001ec3db" style:font-size-asian="10.5pt" style:font-weight-asian="normal" style:font-size-complex="12pt" style:font-weight-complex="normal"/>
    </style:style>
    <style:style style:name="T1" style:family="text">
      <style:text-properties officeooo:rsid="001d72a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appy RL</text:p>
      <text:p text:style-name="P3"/>
      <text:p text:style-name="P2"><text:tab/><text:tab/><text:tab/><text:tab/><text:tab/>Training a Double DQN</text:p>
      <text:p text:style-name="P2"/>
      <text:p text:style-name="P2">Model architecture modified from (), adding selu as activation and modified kernel sizes and strides. <text:s/>Convolutional and Linear layers are used. Images (of flappy bird) are turned to greyscale, <text:span text:style-name="T1">size 84 and </text:span>normalized by dividing by 255. Source () used something like decaying epsilon greedy. Starting by using a standard epsilon value for each experiment. <text:span text:style-name="T1">Rewards are initially set to 10 and -10 for passing a pipe and crushing, respectively (range of reward highly affects the range of loss). We begin with Adam as optimizer and Mean Square Loss. For saving the best model we average the durations of the last 20 episodes and compare with the previous, as the loss does not correspond to the performance of the model. We run the game in 30 fps, which is slower than for example running it faster, but it is said that it learns better and also can be visually inspected during training.</text:span></text:p>
      <text:p text:style-name="P2"/>
      <text:p text:style-name="P4">Start by tuning the epsilon parameter:</text:p>
      <text:list text:style-name="L1">
        <text:list-item>
          <text:p text:style-name="P5">e=0.5: </text:p>
        </text:list-item>
        <text:list-item>
          <text:p text:style-name="P5">e=0.1:</text:p>
        </text:list-item>
        <text:list-item>
          <text:p text:style-name="P5">e=0.7:</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1T03:44:45.476780517</meta:creation-date>
    <dc:date>2024-06-02T16:38:02.260818507</dc:date>
    <meta:editing-duration>PT18M55S</meta:editing-duration>
    <meta:editing-cycles>4</meta:editing-cycles>
    <meta:generator>LibreOffice/7.6.7.2$Linux_X86_64 LibreOffice_project/60$Build-2</meta:generator>
    <meta:document-statistic meta:table-count="0" meta:image-count="0" meta:object-count="0" meta:page-count="1" meta:paragraph-count="7" meta:word-count="170" meta:character-count="981" meta:non-whitespace-character-count="814"/>
  </office:meta>
</office:document-meta>
</file>